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960c3"/>
    </style:style>
    <style:style style:name="T2" style:family="text">
      <style:text-properties officeooo:rsid="0009739c"/>
    </style:style>
    <style:style style:name="T3" style:family="text">
      <style:text-properties officeooo:rsid="000a3f0b"/>
    </style:style>
    <style:style style:name="T4" style:family="text">
      <style:text-properties fo:font-variant="normal" fo:text-transform="none" style:use-window-font-color="true" style:text-outline="false" style:text-line-through-style="none" style:text-line-through-type="none" style:text-position="0% 100%" style:font-name="Liberation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ivacy Statement</text:h>
      <text:h text:style-name="Heading_20_2" text:outline-level="2">Personal data</text:h>
      <text:p text:style-name="Standard">We do not save any personal data<text:span text:style-name="T2"> – </text:span>especially IP addresses or user-agents<text:span text:style-name="T2"> – </text:span>in our log files.</text:p>
      <text:p text:style-name="Standard"/>
      <text:h text:style-name="Heading_20_2" text:outline-level="2">Tracking</text:h>
      <text:p text:style-name="Standard">We do not use any tracking software. We only save the date and time of an image anonymisation to keep track of how often the service is used.</text:p>
      <text:p text:style-name="Standard"/>
      <text:h text:style-name="Heading_20_2" text:outline-level="2">Reliable Data Transmission</text:h>
      <text:p text:style-name="Standard">The site is securely available solely via SSL/TLS (https:// in your browser's address bar). You can also use <office:annotation office:name="__Annotation__882_1193924970"><dc:creator>Unknown Author</dc:creator><dc:date>2019-01-29T18:18:23.346000000</dc:date><text:p text:style-name="P1"><text:span text:style-name="T4">Will link to torproject.org</text:span></text:p></office:annotation>Tor<office:annotation-end office:name="__Annotation__882_1193924970"/> <text:span text:style-name="T3"><office:annotation office:name="__Annotation__881_1193924970"><dc:creator>Unknown Author</dc:creator><dc:date>2019-01-29T18:18:04.846000000</dc:date><text:p text:style-name="P1"><text:span text:style-name="T4">Will link to ImageVeil Tor hidden service</text:span></text:p></office:annotation></text:span><text:span text:style-name="T3">(...)</text:span><office:annotation-end office:name="__Annotation__881_1193924970"/> to visit our site.</text:p>
      <text:p text:style-name="Standard"/>
      <text:h text:style-name="Heading_20_2" text:outline-level="2">Recording of Images</text:h>
      <text:p text:style-name="Standard">We do not save the images you upload on our server. They are immediately deleted from memory after editing them. The images are only transferred to our server once you click the 'START'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3:14:50.588000000</meta:creation-date>
    <dc:date>2019-01-29T18:18:30.027000000</dc:date>
    <meta:editing-duration>PT18M26S</meta:editing-duration>
    <meta:editing-cycles>3</meta:editing-cycles>
    <meta:generator>LibreOffice/6.1.4.2$Windows_X86_64 LibreOffice_project/9d0f32d1f0b509096fd65e0d4bec26ddd1938fd3</meta:generator>
    <meta:document-statistic meta:table-count="0" meta:image-count="0" meta:object-count="0" meta:page-count="1" meta:paragraph-count="9" meta:word-count="113" meta:character-count="647" meta:non-whitespace-character-count="541"/>
  </office:meta>
</office:document-meta>
</file>